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auto-grow-height="true" fo:min-height="3.445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9.135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fo:min-height="1.8cm"/>
      <style:paragraph-properties style:writing-mode="lr-tb"/>
    </style:style>
    <style:style style:name="pr10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font-size="25pt" style:font-size-asian="25pt" style:font-size-complex="25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5pt" style:font-size-asian="25pt" style:font-size-complex="25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top="0.5cm" fo:margin-bottom="0cm"/>
      <style:text-properties fo:font-size="18pt" style:font-size-asian="18pt" style:font-size-complex="18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1cm" svg:height="3.445cm" svg:x="1cm" svg:y="1.555cm" presentation:class="title" presentation:user-transformed="true">
          <draw:text-box>
            <text:p>Redes de computadoras: </text:p>
          </draw:text-box>
        </draw:frame>
        <draw:frame draw:style-name="gr1" draw:text-style-name="P2" draw:layer="layout" svg:width="14cm" svg:height="4cm" svg:x="1cm" svg:y="5cm">
          <draw:text-box>
            <text:p text:style-name="P1"><text:span text:style-name="T1">Modelación de la comunicación y el flujo de datos en redes de</text:span><text:span text:style-name="T1"><text:line-break/></text:span><text:span text:style-name="T1">computadoras complejas.</text:span></text:p>
          </draw:text-box>
        </draw:frame>
        <draw:frame draw:style-name="gr2" draw:text-style-name="P3" draw:layer="layout" svg:width="9cm" svg:height="1.673cm" svg:x="18.5cm" svg:y="11.827cm">
          <draw:text-box>
            <text:p>Autor: Pérez Jacome David</text:p>
            <text:p>No. Cuenta: 316330420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Objetivo.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Analizar y modelar en base a lo visto en la materia de Modelación Basada en Agentes, el como se comportan las redes computacionales, flujo de datos via internet. </text:span></text:p>
              </text:list-item>
              <text:list-item>
                <text:p text:style-name="P5"><text:span text:style-name="T2">Desarrollar una simulación utilizando el simulador NS-3 para analizar y evaluar el rendimiento de una red inalámbrica de área local (WLAN) en un entorno determinado, considerando diferentes protocolos de comunicación y condiciones de carga de la red. El objetivo es utilizar la simulación para identificar los puntos críticos de la red y proponer estrategias de optimización que permitan mejorar su rendimiento en situaciones específicas.</text:span></text:p>
              </text:list-item>
              <text:list-item>
                <text:p text:style-name="P5"><text:span text:style-name="T2">Modelar el comportamiento de las redes computacionales mediante el uso de algoritmos distribuidos y analizar su comportamient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escripción del Modelo.</text:p>
          </draw:text-box>
        </draw:frame>
        <draw:frame presentation:style-name="pr7" draw:text-style-name="P6" draw:layer="layout" svg:width="25.2cm" svg:height="9.134cm" svg:x="0.5cm" svg:y="3.2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4">Se pueden crear agentes virtuales que representen a los distintos elementos de la red, como nodos, routers, dispositivos móviles, etc. Estos agentes virtuales interactúan entre sí en el entorno simulado de NS-3, permitiendo modelar el comportamiento de la red de manera realista y reproducible. </text:span></text:p>
              </text:list-item>
              <text:list-item>
                <text:p text:style-name="P6"><text:span text:style-name="T4">Los agentes se definen como entidades autónomas que tienen la capacidad de tomar decisiones y actuar de manera independiente en función de ciertas reglas o condiciones establecidas en el modelo. Los agentes pueden tener diferentes características y comportamientos, lo que permite simular la complejidad y heterogeneidad de los elementos de la red.</text:span></text:p>
              </text:list-item>
              <text:list-item>
                <text:p text:style-name="P6"><text:span text:style-name="T4">El modelo tambien podrıa incluir políticas de enrutamiento y protocolos de comunicación que guíen la forma en que los agentes interactúan entre sí y con el entorno (mediante algoritmos Distribuidos).</text:span></text:p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2T1">
        <office:forms form:automatic-focus="false" form:apply-design-mode="false"/>
        <draw:frame presentation:style-name="pr9" draw:layer="layout" svg:width="26.5cm" svg:height="1.8cm" svg:x="0.4cm" svg:y="0.2cm" presentation:class="title">
          <draw:text-box>
            <text:p>Bibliografia</text:p>
          </draw:text-box>
        </draw:frame>
        <draw:frame presentation:style-name="pr7" draw:text-style-name="P5" draw:layer="layout" svg:width="25.2cm" svg:height="9.134cm" svg:x="1.4cm" svg:y="3.685cm" presentation:class="outline">
          <draw:text-box>
            <text:list text:style-name="L2">
              <text:list-item>
                <text:p text:style-name="P5"><text:span text:style-name="T2">Multi-Agent Systems: Algorithmic, </text:span><text:span text:style-name="T2">Game-Theoretic, and Logical </text:span><text:span text:style-name="T2">Foundations”de Yoav Shoham y Kevin </text:span><text:span text:style-name="T2">Leyton-Brown.</text:span></text:p>
              </text:list-item>
              <text:list-item>
                <text:p text:style-name="P5"><text:span text:style-name="T2"><text:s/>”</text:span><text:span text:style-name="T2">Multiagent Systems: A Modern </text:span><text:span text:style-name="T2">Approach to Distributed Artificial </text:span><text:span text:style-name="T2">Intelligence”de Gerhard Weiss, </text:span><text:span text:style-name="T2">y .Agent-Based Modeling and </text:span><text:span text:style-name="T2">Simulation”de Charles Macal y Michael </text:span><text:span text:style-name="T2">North.</text:span></text:p>
              </text:list-item>
              <text:list-item>
                <text:p text:style-name="P7"><text:span text:style-name="T5">Urbina, C. (2013, marzo 5). Simulación </text:span><text:span text:style-name="T5">NS-3. Blogspot. http://cecilia-</text:span><text:span text:style-name="T5">urbina.blogspot.com/2013/03/simulacio</text:span><text:span text:style-name="T5">n-ns-3.html</text:span></text:p>
                <text:p text:style-name="P7"><text:span text:style-name="T5"/></text:p>
              </text:list-item>
              <text:list-item>
                <text:p text:style-name="P5"><text:span text:style-name="T2">Linares-Aranda, O., &amp; León-García, O. </text:span><text:span text:style-name="T2">(2020). Analysis and Evaluation of </text:span><text:span text:style-name="T2">Cognitive Radio Networks Using ns-3: A </text:span><text:span text:style-name="T2">Survey. Electronics, 9(2), 272. </text:span><text:span text:style-name="T2"><text:a xlink:href="https://doi.org/10.3390/electronics9020272" xlink:type="simple">https://doi.org/10.3390/electronics9020272</text:a></text:span><text:span text:style-name="T2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MX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1:19:54.493687150</meta:creation-date>
    <meta:editing-duration>PT53M18S</meta:editing-duration>
    <meta:editing-cycles>2</meta:editing-cycles>
    <meta:generator>LibreOffice/7.4.6.2$Linux_X86_64 LibreOffice_project/40$Build-2</meta:generator>
    <dc:title>Portfolio</dc:title>
    <dc:date>2023-04-18T22:13:12.197872005</dc:date>
    <meta:document-statistic meta:object-count="74"/>
  </office:meta>
</office:document-meta>
</file>